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eta-Normal" svg:font-family="Meta-Norm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text-properties style:font-name="Arial" style:font-name-complex="Arial"/>
    </style:style>
    <style:style style:name="P2" style:family="paragraph" style:parent-style-name="Normal_20__28_Web_29_">
      <style:paragraph-properties fo:background-color="#ffffff">
        <style:background-image/>
      </style:paragraph-properties>
    </style:style>
    <style:style style:name="P3" style:family="paragraph" style:parent-style-name="Standard">
      <style:paragraph-properties style:text-autospace="none"/>
      <style:text-properties fo:font-weight="bold" style:font-weight-asian="bold" style:font-weight-complex="bold"/>
    </style:style>
    <style:style style:name="P4" style:family="paragraph" style:parent-style-name="Standard">
      <style:text-properties fo:font-size="18pt" fo:font-weight="bold" style:font-size-asian="18pt" style:font-weight-asian="bold" style:font-size-complex="18pt"/>
    </style:style>
    <style:style style:name="P5" style:family="paragraph" style:parent-style-name="Standard">
      <style:paragraph-properties style:text-autospace="none"/>
    </style:style>
    <style:style style:name="P6" style:family="paragraph" style:parent-style-name="Standard">
      <style:text-properties fo:color="#000000"/>
    </style:style>
    <style:style style:name="P7" style:family="paragraph" style:parent-style-name="Standard">
      <style:paragraph-properties style:text-autospace="none"/>
      <style:text-properties fo:color="#000000" style:font-name="Meta-Normal" fo:font-size="9pt" style:font-size-asian="9pt" style:font-name-complex="Meta-Normal" style:font-size-complex="9pt"/>
    </style:style>
    <style:style style:name="P8" style:family="paragraph" style:parent-style-name="Standard">
      <style:paragraph-properties style:text-autospace="none"/>
      <style:text-properties fo:color="#000000"/>
    </style:style>
    <style:style style:name="P9" style:family="paragraph" style:parent-style-name="Standard">
      <style:text-properties fo:font-size="10pt" style:font-size-asian="10pt"/>
    </style:style>
    <style:style style:name="P10" style:family="paragraph" style:parent-style-name="Standard" style:list-style-name="WW8Num7"/>
    <style:style style:name="P11" style:family="paragraph" style:parent-style-name="Standard">
      <style:text-properties fo:font-style="italic" fo:font-weight="bold" style:font-style-asian="italic" style:font-weight-asian="bold"/>
    </style:style>
    <style:style style:name="P12" style:family="paragraph" style:parent-style-name="Standard">
      <style:paragraph-properties style:text-autospace="none"/>
      <style:text-properties fo:font-style="italic" style:font-style-asian="italic" style:font-style-complex="italic"/>
    </style:style>
    <style:style style:name="P13" style:family="paragraph" style:parent-style-name="Standard">
      <style:paragraph-properties style:text-autospace="none"/>
      <style:text-properties style:font-style-complex="italic"/>
    </style:style>
    <style:style style:name="P14" style:family="paragraph" style:parent-style-name="Standard">
      <style:paragraph-properties>
        <style:tab-stops>
          <style:tab-stop style:position="6.1252in"/>
        </style:tab-stops>
      </style:paragraph-properties>
    </style:style>
    <style:style style:name="P15" style:family="paragraph" style:parent-style-name="Standard">
      <style:paragraph-properties fo:margin-top="0.1945in" fo:margin-bottom="0.1945in" style:contextual-spacing="false"/>
    </style:style>
    <style:style style:name="P16" style:family="paragraph" style:parent-style-name="Standard">
      <style:paragraph-properties fo:margin-left="0.5in" fo:margin-right="0in" fo:margin-top="0.1945in" fo:margin-bottom="0.1945in" style:contextual-spacing="false" fo:text-indent="-0.5in" style:auto-text-indent="false"/>
    </style:style>
    <style:style style:name="P17" style:family="paragraph" style:parent-style-name="Standard">
      <style:paragraph-properties fo:margin-left="0.5in" fo:margin-right="0in" fo:text-indent="-0.5in" style:auto-text-indent="false"/>
    </style:style>
    <style:style style:name="P18" style:family="paragraph" style:parent-style-name="Standard">
      <style:paragraph-properties fo:margin-left="0.5in" fo:margin-right="0in" fo:text-indent="-0.5in" style:auto-text-indent="false"/>
      <style:text-properties fo:color="#000000"/>
    </style:style>
    <style:style style:name="P19" style:family="paragraph" style:parent-style-name="Standard">
      <style:paragraph-properties fo:margin-left="0.5in" fo:margin-right="0in" fo:text-indent="-0.5in" style:auto-text-indent="false">
        <style:tab-stops>
          <style:tab-stop style:position="0.8335in"/>
          <style:tab-stop style:position="4.0311in"/>
        </style:tab-stops>
      </style:paragraph-properties>
    </style:style>
    <style:style style:name="P20" style:family="paragraph" style:parent-style-name="Standard">
      <style:paragraph-properties fo:margin-left="0.5in" fo:margin-right="0in" fo:text-indent="-0.5in" style:auto-text-indent="false" style:text-autospace="none"/>
    </style:style>
    <style:style style:name="P21" style:family="paragraph" style:parent-style-name="Standard">
      <style:paragraph-properties fo:margin-left="0.3752in" fo:margin-right="0in" fo:text-indent="-0.3752in" style:auto-text-indent="false"/>
    </style:style>
    <style:style style:name="P22" style:family="paragraph" style:parent-style-name="Standard">
      <style:paragraph-properties fo:break-before="page"/>
      <style:text-properties fo:font-size="18pt" fo:font-weight="bold" style:font-size-asian="18pt" style:font-weight-asian="bold" style:font-size-complex="18pt"/>
    </style:style>
    <style:style style:name="P23" style:family="paragraph" style:parent-style-name="Standard" style:list-style-name="WW8Num3">
      <style:paragraph-properties fo:margin-left="1in" fo:margin-right="0in" fo:margin-top="0in" fo:margin-bottom="0in" style:contextual-spacing="false" fo:text-indent="-0.25in" style:auto-text-indent="false"/>
    </style:style>
    <style:style style:name="P24" style:family="paragraph" style:parent-style-name="Standard" style:list-style-name="WW8Num3">
      <style:paragraph-properties fo:margin-left="1in" fo:margin-right="0in" fo:margin-top="0in" fo:margin-bottom="0.1945in" style:contextual-spacing="false" fo:text-indent="-0.25in" style:auto-text-indent="false"/>
      <style:text-properties fo:color="#000000"/>
    </style:style>
    <style:style style:name="P25" style:family="paragraph" style:parent-style-name="Standard" style:master-page-name="Standard">
      <style:paragraph-properties style:page-number="auto"/>
      <style:text-properties fo:font-size="18pt" fo:font-weight="bold" style:font-size-asian="18pt" style:font-weight-asian="bold" style:font-size-complex="18pt"/>
    </style:style>
    <style:style style:name="T1" style:family="text">
      <style:text-properties fo:language="en" fo:country="none"/>
    </style:style>
    <style:style style:name="T2" style:family="text">
      <style:text-properties fo:color="#000000"/>
    </style:style>
    <style:style style:name="T3" style:family="text">
      <style:text-properties fo:color="#000000"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8pt" fo:font-weight="bold" style:font-size-asian="18pt" style:font-weight-asian="bold" style:font-size-complex="18pt"/>
    </style:style>
    <style:style style:name="T7" style:family="text">
      <style:text-properties fo:color="#000000" style:font-name="Times New Roman" style:font-name-complex="Times New Roman"/>
    </style:style>
    <style:style style:name="T8" style:family="text">
      <style:text-properties fo:color="#000000" style:font-name="Times New Roman" fo:font-size="11pt" style:font-size-asian="11pt" style:font-name-complex="Times New Roman"/>
    </style:style>
    <style:style style:name="T9" style:family="text">
      <style:text-properties fo:font-style="italic" style:font-style-asian="italic" style:font-style-complex="italic"/>
    </style:style>
    <style:style style:name="T10" style:family="text">
      <style:text-properties fo:font-size="12pt" style:font-size-asian="12pt" style:font-size-complex="12pt"/>
    </style:style>
    <style:style style:name="T11" style:family="text">
      <style:text-properties style:font-name="Arial" style:font-name-complex="Arial"/>
    </style:style>
    <style:style style:name="T12" style:family="text">
      <style:text-properties fo:color="#0044aa" style:font-name="Arial"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TRODUCTION</text:p>
      <text:p text:style-name="P5"/>
      <text:p text:style-name="P5">As we move from an industrial-based to an information-based economy, students must be equipped with the necessary skills to succeed in a world of increasing scientific discoveries and technological demands. Meyers (1986) argued that for students to reach their fullest potential in today’s society, they must learn to think and reason critically. Paul (2000) contends that “in a world of accelerating change, intensifying complexity and increasing interdependence, critical thinking is now a requirement for economic and social survival.” If students are to be equipped with the skills, tools, and inquisitiveness needed for life-long learning and success in the workplace, then college faculty must be provided resources and professional development that promote students’ attainment of critical thinking skills. </text:p>
      <text:p text:style-name="P5"/>
      <text:p text:style-name="P5">Surry Community College (SCC) is currently involved in an initiative to build and institutionalize a program that infuses Critical Thinking across the curricula as a competency that will assist students throughout their educational and professional careers. <text:s/>Surry Community College’s initiative to become a critical thinking institution has gained national recognition through the League for Innovation (Atkins, S. &amp; Wolfe, C., 2003), and through the Center for Critical Thinking. Surry’s efforts and achievements in this endeavor are well documented on the Center for Critical Thinking website (http://www.criticalthinking.org/professionalDev/model-for-colleges.shtml)</text:p>
      <text:p text:style-name="P5"/>
      <text:p text:style-name="P2">As part of our efforts, Surry Community College has adopted a prominent and robust model for critical thinking that can be flexibly applied across disciplines. The model, developed by Richard Paul, Director of Research at the Center for Critical Thinking, <text:span text:style-name="T1">was selected because of its sound theoretical base and draws on both philosophical and psychological approaches to critical thinking. We have found the model appropriate for infusion into any course material. The fundamentals of Paul's model and further information about his views on critical thinking are available on his website (Center for Critical Thinking, 2000) and in publications of the Foundation for Critical Thinking (1998: Paul, 1993). </text:span></text:p>
      <text:p text:style-name="P5"/>
      <text:p text:style-name="P5">Professional development opportunities for critical thinking among NC community colleges are in great demand. This year, Surry Community College has provided presentations on critical thinking at eight North Carolina community colleges. In addition to these efforts, SCC representatives serve as consultants for two community colleges that have identified critical thinking as their topic for SAC’S Quality Enhancement Plan. Surry faculty and staff have presented critical thinking activities at several national conferences; have been asked to develop professional development workshops on Critical Thinking for the NC Superintendents Leadership Institute, and for faculty at the University of West Virginia at Parkersburg,</text:p>
      <text:p text:style-name="P5"/>
      <text:p text:style-name="P5">Surry Community College is uniquely positioned to serve as leader in the field of critical thinking. The Vice-President and Chief Academic Officer serves on the Advisory Board <text:soft-page-break/>of the National Council for Excellence in Critical Thinking (NCECT) affiliated with the Foundation for Critical Thinking, Dillon Beach, CA., and he has been an invited presenter for the past two years at the International Conference on Critical Thinking held at Stanford and Berkley universities, respectively. During the last two years, nearly one-hundred full-time faculty and staff have attended monthly roundtables to discuss issues in critical thinking. Moreover, for the past three years, a professional consultant from the Foundation for Critical Thinking has conducted training sessions at SCC to develop our expertise in facilitating critical thinking. </text:p>
      <text:p text:style-name="Standard"/>
      <text:p text:style-name="Standard">The following proposed project will build upon and compliment the accomplishments of Surry Community College. The proposed project attempts to maximize opportunities for Surry’s faculty and staff and to become a resource center for critical thinking for all North Carolina community colleges. As part of this project, the college would like to share what we have developed as well as our expertise to benefit other community colleges. We can provide support for faculty to learn the foundations of critical thinking, so that they can begin to integrate it into their teaching. By expanding our efforts to include North Carolina community colleges, we can begin to develop a community of learners who share efforts and contributions toward improvement of instruction.</text:p>
      <text:p text:style-name="Standard"><text:s/></text:p>
      <text:p text:style-name="P4"/>
      <text:p text:style-name="P4">NEED</text:p>
      <text:p text:style-name="Standard"> </text:p>
      <text:p text:style-name="Standard"><text:span text:style-name="T2">While there is a wealth of resources available for critical thinking, most of the resources available are directed at the K-12 level. Some of these are suitable for use in the college classroom, but very few discipline specific resources are available for community college instructors. In addition, most available resources are not developed from a </text:span>well-defined model or perspective for critical thinking. Because we found course materials limited for infusing critical thinking into the curriculum, our initiative has focused on developing resources and discipline specific activities for our faculty. </text:p>
      <text:p text:style-name="Standard"/>
      <text:p text:style-name="Standard">We have found that there is a critical need for a staff development program that fosters critical thinking within and across the curriculum. Although we have relied heavily on the Foundation for Critical Thinking to provide SCC with professional development in critical thinking, few resources exist regionally for developing pedagogy that solicits deeper levels of learning. Moreover, limited work has been done in terms of developing examples of how a particular model for critical thinking could serve as a guide for educators who want to develop course materials with respect to specific disciplines. </text:p>
      <text:p text:style-name="Standard"/>
      <text:p text:style-name="P5">SCC proposes, with NCCCS assistance, to expand, enhance and restructure this project for broader applications. Given the above, the major objectives of this proposal are to build on the existing foundation provided by our “critical thinking initiative” and overtly train faculty to teach students the elements of reasoning, intellectual standards of reasoning and traits of reasoning” associated with critical thinking AND how to utilize new teaching methods and instructional strategies in restructuring selected courses for the teaching of critical thinking. </text:p>
      <text:p text:style-name="P15"><text:soft-page-break/><text:span text:style-name="T6">Project Objective: Develop a Resource Center for Critical Thinking</text:span></text:p>
      <text:p text:style-name="Standard"><text:span text:style-name="T3">The purpose of the Center is to become a system-wide resource that provides guidance and professional advice on implementing critical thinking support of teaching initiatives. The Center will</text:span><text:span text:style-name="T2"> provide our faculty members and NC Community Colleges resources for integrating Critical Thinking into their classes. </text:span>We propose a variety of activities to support the implementation of a resource center for critical thinking across the curriculum.</text:p>
      <text:p text:style-name="Standard"> </text:p>
      <text:p text:style-name="Standard"><text:span text:style-name="T2">The resources at the Center will be managed by Connie Wolfe, Director of the college’s Academic Support Center. The Academic Support Center will expand its role to provide resources that will be shared with other colleges to be utilized in their classes. </text:span>The Center currently provides college-wide resources designed to improve all facets of the teaching/learning process as it applies to courses offered at the college. Faculty development through the Center has facilitated workshop in the areas of course design, evaluation, testing, delivery, learning styles, and enhancement of critical thinking.</text:p>
      <text:p text:style-name="P6"/>
      <text:p text:style-name="P5"><text:span text:style-name="T3">Specifically the Center for Critical Thinking will:</text:span></text:p>
      <text:p text:style-name="Standard"/>
      <text:p text:style-name="P16">1.<text:tab/>Conduct a regional workshop on Critical Thinking. </text:p>
      <text:p text:style-name="P17">2.<text:tab/>Provide ongoing support and workshops for faculty on how to incorporate critical thinking skills – NC Information Highway will be utilized to provide seminars and subsequent workshops. </text:p>
      <text:p text:style-name="P17"/>
      <text:p text:style-name="P17">3.<text:tab/>Develop a<text:span text:style-name="T2"> website designed to contain a comprehensive set of tools for educators interested in infusing critical thinking skills into their teaching. The </text:span>website will provide examples of excellent classroom practices including course materials, links, curriculum projects, capstone experiences, and assessment methods for reference and/or distribution. The site will also contain a forum for updates and discussions. <text:span text:style-name="T2"><text:s/></text:span></text:p>
      <text:p text:style-name="P7"/>
      <text:p text:style-name="P18">4.<text:tab/>Develop a clearinghouse for NC community college faculty to share discipline-specific views of how they have applied critical thinking.</text:p>
      <text:p text:style-name="P6"/>
      <text:p text:style-name="P19">5.<text:tab/>Begin Threaded Conferences with NCCCS faculty members on the topic of integrating for the application of critical thinking <text:s/></text:p>
      <text:p text:style-name="P17"/>
      <text:p text:style-name="P17">6.<text:tab/>Develop an online repository of abstracts and papers that will serve as a searchable archive for the future.</text:p>
      <text:p text:style-name="P17"/>
      <text:p text:style-name="P17">7.<text:tab/>Develop and publish a Critical Thinking Guide containing models of teaching from a variety of disciplines</text:p>
      <text:p text:style-name="P5"><text:soft-page-break/></text:p>
      <text:p text:style-name="P20">8.<text:tab/>Offer a series of roundtable discussions throughout the year which focus on critical thinking theory and classroom application. </text:p>
      <text:p text:style-name="P16">9. <text:tab/>Expand the college’s existing newsletter and invite submissions from NC community colleges that highlight concrete examples of what colleges and their faculty are doing to deliberately integrate critical thinking into their courses. </text:p>
      <text:p text:style-name="P21">10.<text:tab/>Coordinate seminars, guest speakers, conferences, site visits, retreats, and faculty study group focused on the design and implementation of critical thinking pedagogies.</text:p>
      <text:p text:style-name="P9"/>
      <text:p text:style-name="P17">11.<text:span text:style-name="T2"><text:tab/>Provide assistance in restructuring courses to think critically within the discipline-specific contexts. </text:span></text:p>
      <text:p text:style-name="P8"/>
      <text:p text:style-name="P20">12.<text:tab/>Fund small project grants that enable faculty to focus on improvements to a specific course or groups of core and core-area courses, and on endeavors that bring students and faculty together, both academically and socially, to probe questions of mutual interest.</text:p>
      <text:p text:style-name="P4"/>
      <text:p text:style-name="Standard"><text:span text:style-name="T6">Description of Regional Workshops for Community College faculty and Staff</text:span></text:p>
      <text:p text:style-name="Standard"/>
      <text:p text:style-name="Standard">A long-term in-service program in critical thinking has been developed at SCC with workshops being conducted over a three-year period. The college proposes to expand these workshop opportunities and invite representatives from all NC community colleges. Our presenters will include at least one internationally recognized expert in the field of critical thinking and SCC faculty and staff who have engaged in over 30 hours of professional development through the Foundation of Critical Thinking and have developed expertise in designing curriculum that addresses critical thinking. </text:p>
      <text:p text:style-name="P15">Our approach will involve discussion and activities designed so that faculty will, at the end of the workshop; have concrete ideas as to how they can integrate Critical Thinking into their courses. The focus will be on providing 1) an overview of the foundations of critical thinking model that can be utilized as a tool for thinking within each discipline, 2) how critical thinking can be applied into the daily classroom routine, 3) discipline specific course materials (e.g. capstone projects, applications, writing assignments, etc) that require critical thinking, 4) approaches for assessing course material involving critical thinking, 5) remodeling course material for the teaching of critical thinking</text:p>
      <text:p text:style-name="Normal_20__28_Web_29_">In addition to these topics, attendees will learn:</text:p>
      <text:list xml:id="list3283253613399985187" text:style-name="WW8Num7">
        <text:list-item>
          <text:p text:style-name="P10">What “critical thinking” looks like in particular course settings</text:p>
        </text:list-item>
        <text:list-item>
          <text:p text:style-name="P10">What practices the teacher engages in to cultivate the habit of critical thinking among students <text:s/>What kinds of student learning actually occur in these settings</text:p>
        </text:list-item>
        <text:list-item>
          <text:p text:style-name="P10"><text:soft-page-break/>How that learning is assessed on an ongoing basis</text:p>
        </text:list-item>
      </text:list>
      <text:p text:style-name="Standard"/>
      <text:p text:style-name="P22"><text:bookmark text:name="members"/><text:bookmark text:name="motives"/>EVALUATION</text:p>
      <text:p text:style-name="Standard"/>
      <text:p text:style-name="P15">We will assess the overall effectiveness of our efforts by synthesizing all of the data we gather and determining the patterns of change throughout the campus. Potential evaluation instruments include surveys, focus groups, and interviews. A draft interim evaluation report will be prepared by January 2006 and presented for review by the Principal Investigators for factual accuracy. Corrections or modifications will be made as needed and a final interim report prepared by June 1, 2006. </text:p>
      <text:p text:style-name="P8">Evaluation components of the project will include the following:</text:p>
      <text:p text:style-name="P8"/>
      <text:p text:style-name="P8">Reports from NCCCS faculty in incorporating critical thinking skills into courses</text:p>
      <text:p text:style-name="P15">Level of success of the Critical thinking training provided in grant supported workshops and seminars measured by evaluation survey and subsequent reports of critical thinking activities </text:p>
      <text:p text:style-name="P15">Extent to which the project achieves the broad infusion of CT across SCC and NC community college curricula <text:s/></text:p>
      <text:p text:style-name="Standard">The number of visits to the web page will be monitored as a measure of its impact. <text:s/>The total number of articles and contributions submitted to the CT website and newsletter will be an assessment measure for collaborative research activities.</text:p>
      <text:p text:style-name="Standard"> </text:p>
      <text:p text:style-name="Standard">We will measure greater use of critical thinking by tracking the number of participants who participate in the seminars and conferences. <text:s/>Participating faculty will be surveyed to determine the impact of the seminars, conferences, and site visits on their course design and teaching.</text:p>
      <text:p text:style-name="Standard"/>
      <text:p text:style-name="P4">BUDGET</text:p>
      <text:p text:style-name="P11"/>
      <text:p text:style-name="Text_20_body"><text:span text:style-name="T7">Surry Community College requests $25</text:span><text:span text:style-name="T8">,000</text:span><text:span text:style-name="T7">, as outlined in the budget detail. <text:s/></text:span></text:p>
      <text:p text:style-name="P5">The budget for the proposed project has been calculated to be both cost effective</text:p>
      <text:p text:style-name="P5">and appropriate and sufficient to support the tasks outlined in this proposal. Justifications</text:p>
      <text:p text:style-name="P5">for budget line items are as follows:</text:p>
      <text:p text:style-name="P12"/>
      <text:p text:style-name="P5"><text:span text:style-name="T9">Salary, wages and fringe benefits</text:span><text:span text:style-name="T5">. </text:span></text:p>
      <text:p text:style-name="P3"/>
      <text:p text:style-name="P5">This proposal is requesting funds from NCCCS to compensate one faculty to develop a critical thinking website @ $4000.00. </text:p>
      <text:p text:style-name="P5"/>
      <text:p text:style-name="P5">In addition, an administrative assistant will be compensated to assist in coordinating and developing the Project Web site and to edit print materials @ $1200.00.</text:p>
      <text:p text:style-name="Standard"><text:soft-page-break/>A portion of budget funds are reserved for contracting college faculty to develop five new critical thinking projects with special emphasis on vocational/technical curriculum </text:p>
      <text:p text:style-name="Standard">5 projects @ 500.00 per project ($2500.00) </text:p>
      <text:p text:style-name="P13"/>
      <text:p text:style-name="P13">Funds will be utilized to compensate presenter from Foundation of Critical Thinking @ $5000.00.</text:p>
      <text:p text:style-name="P13"/>
      <text:p text:style-name="P12">Equipment and Supplies</text:p>
      <text:p text:style-name="P13"/>
      <text:p text:style-name="P13">Funds will be utilized to purchase critical thinking materials for conferences and seminars (CT Miniguides) @ $1500.00</text:p>
      <text:p text:style-name="P13"/>
      <text:p text:style-name="P13">Funds are requested to purchase training materials from the critical thinking foundation for use in the Center @ $3000.00.</text:p>
      <text:p text:style-name="P5"/>
      <text:p text:style-name="P12">Publication/Page costs.</text:p>
      <text:p text:style-name="P12"/>
      <text:p text:style-name="P5">Funds are being requested to support printing, mailing, and costs associated with developing marketing and promotional materials @ $2000.00</text:p>
      <text:p text:style-name="P12"/>
      <text:p text:style-name="P12">Travel.</text:p>
      <text:p text:style-name="P5"/>
      <text:p text:style-name="P5">Funds for domestic travel are being requested for three faculty and staff to attend International Conference for Critical Thinking @ $6000.00.</text:p>
      <text:p text:style-name="P12"/>
      <text:p text:style-name="Standard">Teams of interdisciplinary faculty may also request funds to visit an exemplary campus or attend a conference on the use of these pedagogies @ $2000.00. <text:s/> </text:p>
      <text:p text:style-name="Standard"> </text:p>
      <text:p text:style-name="P17"><text:s/></text:p>
      <text:p text:style-name="P22">DISSEMINATION</text:p>
      <text:p text:style-name="P15">Dissemination is an ongoing process for Critical Thinking Initiative. To support institution-wide reform, this project will be promoted throughout the campus and on a regional and national level. Presentations will be made at the NC Communtiy College Conference, the Regional Community College Confernecre for Critical Thinking, and at other professional development venues discussed in this project. On a broader front, dissemination is planned through publications, presentations, workshops, and electronic formats as follows: </text:p>
      <text:p text:style-name="P5">Publication of articles describing the critical thinkng activities and teaching practices in the SCC Learning College Newsletter and Website. The project Web site will include information and results derived from the project; downloadable handouts and fact sheets and project evaluation results as well as links to other relevant sites. </text:p>
      <text:p text:style-name="P15">Presentations at regional and national conferences including: League for Innovation in the Community College, International Conference for Critical Thinking. </text:p>
      <text:p text:style-name="P5">The project leaders will submit paper proposals to professional associations and article manuscripts to appropriate journals and publications, as well as be available to conduct workshops and seminars at other institutions</text:p>
      <text:p text:style-name="P4"/>
      <text:p text:style-name="P4">IMPLEMENTATION</text:p>
      <text:p text:style-name="P4"/>
      <text:p text:style-name="P15">Implementation of this proposal can be accomplished without creating undue bureaucracy. This project will involve a comprehensive approach incorporating and leveraging many of the current structures and resources at Surry Community College. The College will provide additional staffing, technical support, facilities, equipment and materials in support of the project. Implementation of the grant will be closely coordinated with our existing Academic Support Center. The Academic Affairs leadership team will be responsible for project oversight and administration.</text:p>
      <text:p text:style-name="P15">Ms. Connie Wolfe, Director of the college’s Academic Support Center, serves as Co-director of Surry Community College’s Critical Thinking Initiative will coordinate and manage grant activities. Connie coordinates professional development activities at SCC and facilitates the college’s roundtable discussions on becoming a learning college. Connie has developed and taught critical thinking at Surry, and has presented various topics on critical thinking at state and national conferences. <text:s/></text:p>
      <text:p text:style-name="P4"/>
      <text:p text:style-name="P4"/>
      <text:p text:style-name="P4"/>
      <text:p text:style-name="P4"><text:soft-page-break/>OUTCOMES</text:p>
      <text:p text:style-name="P15"><text:span text:style-name="T4">The outcomes of this project include</text:span>: </text:p>
      <text:list xml:id="list6429217823476849709" text:style-name="WW8Num3">
        <text:list-item>
          <text:p text:style-name="P23">Improved faculty skills in teaching and instructional design within a model of critical thinking </text:p>
        </text:list-item>
        <text:list-item>
          <text:p text:style-name="P23">Curriculum revisions from perspective of critical thinking </text:p>
        </text:list-item>
        <text:list-item>
          <text:p text:style-name="P23">Infusion of <text:s/>critical thinking across NC community college curricula</text:p>
        </text:list-item>
        <text:list-item>
          <text:p text:style-name="P23">Development of Critical thinking website </text:p>
        </text:list-item>
        <text:list-item>
          <text:p text:style-name="P23">Assignments incorporating critical thinking applications to unique disciplines, skills, and resources </text:p>
        </text:list-item>
        <text:list-item>
          <text:p text:style-name="P23">Workshops and seminars available to all NC community colleges </text:p>
        </text:list-item>
        <text:list-item>
          <text:p text:style-name="P23">A resource pool of crtical thinking course materials used by faculty in various disciplines. <text:s/></text:p>
        </text:list-item>
        <text:list-item>
          <text:p text:style-name="P23">A resource pool of faculty members skilled in the integration of critical thinking concepts into college courses. </text:p>
        </text:list-item>
        <text:list-item>
          <text:p text:style-name="P23">Model projects to integrate critical thinking concepts into cu <text:s/></text:p>
        </text:list-item>
        <text:list-item>
          <text:p text:style-name="P23">Revised and enhanced curriculum focusing on student-centered learning</text:p>
        </text:list-item>
        <text:list-item>
          <text:p text:style-name="P24">Development of an instructional model as a guide for infusing specific critical thinking skills into course content and curricula. </text:p>
        </text:list-item>
      </text:list>
      <text:p text:style-name="P22">BENEFITS</text:p>
      <text:p text:style-name="P5"/>
      <text:p text:style-name="P5">This project will generate significant benefits, as well as be sustainable beyond</text:p>
      <text:p text:style-name="P5">the duration of NCCCS funding. <text:s/>Additionally, the project’s focus on development of critical thinking skills will generate long standing benefits both to our students, the general public, and to employers as a whole. If we can develop stronger critical thinking and reasoning capability in students, this can be translated to the general public, as well, greater understanding of understanding of concepts and application of workforce skills and abilities.</text:p>
      <text:p text:style-name="P5"/>
      <text:p text:style-name="P14">Faculty and other departments could profit from learning to apply these pedagogies successfully in their disciplines. <text:s/>For the instructor, critical thinking as a basis for teaching necessitates some risk-taking, some sacrifice of course content, and deviation from the prescribed time-tested formula for conducting a specific course. <text:s/>This approach can take teachers and students beyond comfort zones that have been established by years of habit. <text:s/>Certainly this educational approach is more difficult for both teachers and students. <text:s/>But then, so is the work we do in the real world of our disciplines. <text:s/>The reward for this demanding kind of endeavor is the interest and energy it fosters, as reported in the literature and experienced personally by some faculty scattered across our own campus. <text:s/></text:p>
      <text:p text:style-name="P5"/>
      <text:p text:style-name="P5">This project will have several significant impacts in terms of improving</text:p>
      <text:p text:style-name="P5">Education. Multiple need areas will be addressed: 1) enhancing critical</text:p>
      <text:p text:style-name="P5">thinking skills on the part of our graduates is a need that is national in scope and cuts across disciplines; 2) “involving a creative or non-traditional approach toward addressing that need which can serve as a model to others” will be creatively implemented for our students through an instructional model designed to enhance student’s ability to think critically; and 3) addressing the need to “encourage and facilitate better working relationships in the community college community”, the project leaders represent an effective collaboration of disciplines encompassing the vocational and technical education:</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eferences</text:p>
      <text:p text:style-name="P5"><text:soft-page-break/>American Association for the Advancement of Science. (1994). Project 2061,</text:p>
      <text:p text:style-name="P5">Benchmarks for Science Literacy (Part I: Achieving Science Literacy). Washington,</text:p>
      <text:p text:style-name="P5">D.C.: American Association for the Advancement of Science.</text:p>
      <text:p text:style-name="P5">Andrews, L. B., Fullarton, J. E., Holtzman, N. A., &amp; Motulsky (Eds.). (1994).</text:p>
      <text:p text:style-name="P5">Assessing Genetic Risks: Implications for health and Social Policy. Washington, D.C:</text:p>
      <text:p text:style-name="P5">National Academy Press.</text:p>
      <text:p text:style-name="P5">Armstrong, J. (2000). The value of biotechnology as an incentive for moral</text:p>
      <text:p text:style-name="P5">evolution [On-line]. Available: http://www.anth.org/ifgene/contents.htm</text:p>
      <text:p text:style-name="P5">Ary, D., Jacobs, L. C., &amp; Razavieh, A. (1996). Introduction to research in</text:p>
      <text:p text:style-name="P5">education (5th ed). Orlando, FL: Harcourt Brace &amp; Company.</text:p>
      <text:p text:style-name="P5">Beachy, R. N. (1999, July 16). Facing fear of biotechnology. Science, 285, 335.</text:p>
      <text:p text:style-name="P5">Bennett, C.F. (1975). Up the hierarchy. Journal of Extension, 13 (1), 7-12.</text:p>
      <text:p text:style-name="P5">Carr. (1990). How can we teach critical thinking? (ERIC Document Reproduction</text:p>
      <text:p text:style-name="P5">Service No. ED 326 304).</text:p>
      <text:p text:style-name="P5">Facione, P. A. (1990). Critical thinking: A statement of expert consensus for</text:p>
      <text:p text:style-name="P5">purposes of educational assessment and instruction. Millbrea, CA: The California</text:p>
      <text:p text:style-name="P5">Academic Press.</text:p>
      <text:p text:style-name="P5">Facione, P. A. (1998, March). The relationship of critical thinking skills and the</text:p>
      <text:p text:style-name="P5">disposition toward critical thinking. Paper presented at the American Philosophical</text:p>
      <text:p text:style-name="P5">Association Western Division Meetings, Los Angeles, CA.</text:p>
      <text:p text:style-name="P5">Facione, P. A. &amp; Facione, N. C. (1992). California Critical Thinking Disposition</text:p>
      <text:p text:style-name="P5">Inventory. Millbrae, CA: The California Academic Press.</text:p>
      <text:p text:style-name="P5">24</text:p>
      <text:p text:style-name="P5">Goldberg, M. E., Fishbein, M. &amp; Middlestadt, S. E. (Eds.). (1997). Social</text:p>
      <text:p text:style-name="P5">Marketing: Theoretical and Practical Perspectives. Mahwah, JF: Erlbaum, 1997.</text:p>
      <text:p text:style-name="P5">Hichey, M. (1990). Reading and social studies: The critical connection. Social</text:p>
      <text:p text:style-name="P5">Education, 54, 175-179.</text:p>
      <text:p text:style-name="P5">Huitt, W. (1998). Critical thinking [On-line]. Available:</text:p>
      <text:p text:style-name="P5">http://chiron.valdosta.edu/whuitt/col/cogsys/critthnk.html</text:p>
      <text:p text:style-name="P5">James, C. (1999). Global Review of Commercialized Transgenic Crops 1999.</text:p>
      <text:p text:style-name="P5">International Service for the Acquisition of Agricultural Biotechnology (ISAAA), Ithaca,</text:p>
      <text:p text:style-name="P5">New York.</text:p>
      <text:p text:style-name="P5">Mertes, L. (1991). Thinking and writing. Middle School Journal, 22, 24-25.</text:p>
      <text:p text:style-name="P5">Meyers, C. (1986). Teaching students to think critically. San Francisco, CA:</text:p>
      <text:p text:style-name="P5">Jossey Bass.</text:p>
      <text:p text:style-name="P5">Pascarella, E. &amp; Terezini, P. (1991). How college affects students: Findings and</text:p>
      <text:p text:style-name="P5">insights from twenty years of research. San Francisco, CA: Jossey Bass.</text:p>
      <text:p text:style-name="P5">Paul, R. (1995). Critical thinking: How to prepare students for a rapidly changing</text:p>
      <text:p text:style-name="P5">world. Santa Rosa, CA: Foundation for Critical Thinking.</text:p>
      <text:p text:style-name="P5">Paul, R. (2000). Content is thinking; thinking is content [On-line]. Available:</text:p>
      <text:p text:style-name="P5">http://www.criticalthinking.org/university/content.html</text:p>
      <text:p text:style-name="P5">Persley, G. J. &amp; Siedow, J. N. (1999, December). Applications of biotechnology</text:p>
      <text:p text:style-name="P5">to crops: Benefits and risks. CAST, [On-line]. Available: http://www.castscience.</text:p>
      <text:p text:style-name="P5">org/biotc_ip.htm</text:p>
      <text:p text:style-name="P5">Rogers, E. M. (1995). Diffusion of Innovations (4th ed.). New York, NY: Free</text:p>
      <text:p text:style-name="P5">Press.</text:p>
      <text:p text:style-name="P5"><text:soft-page-break/>25</text:p>
      <text:p text:style-name="P5">Rudd, R. D., Baker, M. T., Hoover, T. S., &amp; Gregg, A. (1999). Learning styles</text:p>
      <text:p text:style-name="P5">and critical thinking abilities of College of Agriculture students at the University of</text:p>
      <text:p text:style-name="P5">Florida. Proceedings of the 49th Annual Southern Region Agricultural Education</text:p>
      <text:p text:style-name="P5">Research Meeting, Memphis, TN, 123-134.</text:p>
      <text:p text:style-name="P5">Salwen, M. B. &amp; Stacks, D. W. (Eds.). (1997). An Integrated Approach to</text:p>
      <text:p text:style-name="P5">Communication Theory and Research. Mahwah, JF: Erlbaum.</text:p>
      <text:p text:style-name="P5">Zinnen, T. (2000). Risky business: Issues in teaching about safety and regulation.</text:p>
      <text:p text:style-name="P5">Genetic Engineering News, 14 (21) [On-line]. Available:</text:p>
      <text:p text:style-name="P5">www.nal.usda.gov/bic/Educat...GEN.education/zinnen.gen.1294.html</text:p>
      <text:p text:style-name="P5">26</text:p>
      <text:h text:style-name="Heading_20_2" text:outline-level="2"><text:span text:style-name="T10">(Professional Development Model for Colleges and Universities that Fosters Critical Thinking<text:line-break/>by Linda Elder, Fall 2004)</text:span></text:h>
      <text:p text:style-name="Normal_20__28_Web_29_"><text:span text:style-name="Strong_20_Emphasis"><text:span text:style-name="T12">References</text:span></text:span></text:p>
      <text:p text:style-name="P1">Wilson, C. (2002). The Learning College Journey, in Basic Education Online Edition - February 2002, Vol. 46, No. 6.</text:p>
      <text:p text:style-name="P1">Atkins, A. &amp; Wolfe, C. (Spring, 2003). The Surry Community College Learning Initiative: Creating a Learning-Centered College by Improving Student Engagement Through Critical Thinking, Assessing Learning Outcomes, and Reforming Organizational Culture. Dobson, North Carolina: Surry Community College.</text:p>
      <text:p text:style-name="P1">Atkins, S. &amp; Wolfe, C., (Sept. 2003). Toward a New Way of Thinking and Learning: Becoming a Learning College, League for Innovations in Community Colleges Learning Abstracts, World Wide Web Edition, Vol. 6, No. 9.</text:p>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eta-Normal" svg:font-family="Meta-Norm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color="#ff0000" style:font-name="Book Antiqua" fo:font-family="'Book Antiqua'" style:font-family-generic="roman" style:font-pitch="variable" style:font-name-complex="Book Antiqua" style:font-family-complex="'Book Antiqua'" style:font-family-generic-complex="roman"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text-properties fo:color="#000000"/>
    </style:style>
    <style:style style:name="Comment_20_Text" style:display-name="Comment Text" style:family="paragraph" style:parent-style-name="Standard">
      <style:text-properties fo:font-size="10pt"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style style:name="WW8Num2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7z2"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Dr. Steve Atkins</meta:initial-creator>
    <meta:creation-date>2006-09-08T14:36:00</meta:creation-date>
    <dc:creator>Dr. G. Steve Atkins</dc:creator>
    <dc:date>2006-09-08T14:36:00</dc:date>
    <meta:print-date>2005-05-24T09:05:00</meta:print-date>
    <meta:editing-cycles>2</meta:editing-cycles>
    <meta:editing-duration>PT5M</meta:editing-duration>
    <meta:document-statistic meta:table-count="0" meta:image-count="0" meta:object-count="0" meta:page-count="12" meta:paragraph-count="158" meta:word-count="3460" meta:character-count="23942" meta:non-whitespace-character-count="20581"/>
    <meta:generator>LibreOffice/4.1.4.2$Windows_x86 LibreOffice_project/0a0440ccc0227ad9829de5f46be37cfb6edcf72</meta:generator>
  </office:meta>
</office:document-meta>
</file>